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0132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0.7493in"/>
    </style:style>
    <style:style style:name="Table1.C" style:family="table-column">
      <style:table-column-properties style:column-width="0.7819in"/>
    </style:style>
    <style:style style:name="Table1.D" style:family="table-column">
      <style:table-column-properties style:column-width="2.419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laro! Aqui está uma explicação clara e didática da <text:span text:style-name="Strong_20_Emphasis">pipeline de classificação de imagens com CNN, extração de deep features, PCA e classificação final</text:span> — ideal para quem está a começar na área e quer entender bem cada passo:</text:p>
      <text:p text:style-name="Horizontal_20_Line"/>
      <text:h text:style-name="Heading_20_2" text:outline-level="2">🧪 Pipeline de Classificação com Deep Learning (CIFAR-10 / CIFAR-100)</text:h>
      <text:h text:style-name="Heading_20_3" text:outline-level="3">1. <text:span text:style-name="Strong_20_Emphasis">Carregamento dos Dados</text:span></text:h>
      <text:list text:style-name="L1">
        <text:list-item>
          <text:p text:style-name="P1">Utilizamos os datasets <text:span text:style-name="Strong_20_Emphasis">CIFAR-10</text:span> e <text:span text:style-name="Strong_20_Emphasis">CIFAR-100</text:span>, que contêm imagens pequenas (32x32 pixels) organizadas em 10 ou 100 classes, respetivamente.</text:p>
        </text:list-item>
        <text:list-item>
          <text:p text:style-name="P1">As imagens são carregadas e normalizadas para prepará-las para o modelo.</text:p>
        </text:list-item>
      </text:list>
      <text:p text:style-name="Horizontal_20_Line"/>
      <text:h text:style-name="Heading_20_3" text:outline-level="3">2. <text:span text:style-name="Strong_20_Emphasis">CNN – Rede Neural Convolucional</text:span></text:h>
      <text:list text:style-name="L2">
        <text:list-item>
          <text:p text:style-name="P2">Inicialmente, criamos uma <text:span text:style-name="Strong_20_Emphasis">CNN simples do zero</text:span> com poucas camadas:</text:p>
          <text:list>
            <text:list-item>
              <text:p text:style-name="P2">Camadas convolucionais + ReLU + MaxPooling</text:p>
            </text:list-item>
            <text:list-item>
              <text:p text:style-name="P2">Flatten + Fully Connected (Linear)</text:p>
            </text:list-item>
          </text:list>
        </text:list-item>
        <text:list-item>
          <text:p text:style-name="P2">Esta rede aprende a extrair padrões das imagens durante o treino.</text:p>
        </text:list-item>
      </text:list>
      <text:p text:style-name="Quotations">🧠 <text:span text:style-name="Strong_20_Emphasis">Objetivo:</text:span> Aprender representações úteis (deep features) a partir de imagens cruas.</text:p>
      <text:p text:style-name="Horizontal_20_Line"/>
      <text:h text:style-name="Heading_20_3" text:outline-level="3">3. <text:span text:style-name="Strong_20_Emphasis">Extração de Deep Features</text:span></text:h>
      <text:list text:style-name="L3">
        <text:list-item>
          <text:p text:style-name="P3">Em vez de usar a saída final da CNN, usamos os <text:span text:style-name="Strong_20_Emphasis">valores internos (deep features)</text:span> de uma camada escondida (por exemplo, antes da última camada totalmente ligada).</text:p>
        </text:list-item>
        <text:list-item>
          <text:p text:style-name="P3">Isto permite tratar essas features como uma nova representação dos dados — mais compacta e informativa do que os próprios píxeis.</text:p>
        </text:list-item>
      </text:list>
      <text:p text:style-name="Horizontal_20_Line"/>
      <text:h text:style-name="Heading_20_3" text:outline-level="3">4. <text:span text:style-name="Strong_20_Emphasis">PCA – Redução de Dimensionalidade</text:span></text:h>
      <text:list text:style-name="L4">
        <text:list-item>
          <text:p text:style-name="P4">Aplicamos <text:span text:style-name="Strong_20_Emphasis">PCA (Principal Component Analysis)</text:span> para:</text:p>
          <text:list>
            <text:list-item>
              <text:p text:style-name="P4">Reduzir o número de dimensões das deep features.</text:p>
            </text:list-item>
            <text:list-item>
              <text:p text:style-name="P4">Facilitar visualização e melhorar desempenho de classificadores simples.</text:p>
            </text:list-item>
          </text:list>
        </text:list-item>
        <text:list-item>
          <text:p text:style-name="P4">PCA escolhe os eixos com mais variação nos dados, preservando a informação mais relevante.</text:p>
        </text:list-item>
      </text:list>
      <text:p text:style-name="Quotations">🎯 Exemplo: reduzir de 512 para 50 dimensões mantendo ~90% da variância.</text:p>
      <text:p text:style-name="Horizontal_20_Line"/>
      <text:h text:style-name="Heading_20_3" text:outline-level="3"><text:soft-page-break/>5. <text:span text:style-name="Strong_20_Emphasis">Classificador Final</text:span></text:h>
      <text:list text:style-name="L5">
        <text:list-item>
          <text:p text:style-name="P5">Em vez de uma CNN completa, usamos agora um classificador mais simples:</text:p>
          <text:list>
            <text:list-item>
              <text:p text:style-name="P5">Pode ser um <text:span text:style-name="Strong_20_Emphasis">MLP (Multi-Layer Perceptron)</text:span>, um <text:span text:style-name="Strong_20_Emphasis">SVM</text:span>, ou mesmo um <text:span text:style-name="Strong_20_Emphasis">k-NN</text:span>.</text:p>
            </text:list-item>
          </text:list>
        </text:list-item>
        <text:list-item>
          <text:p text:style-name="P5">Este classificador recebe as deep features (com ou sem PCA) e aprende a prever a classe correta.</text:p>
        </text:list-item>
      </text:list>
      <text:p text:style-name="Horizontal_20_Line"/>
      <text:h text:style-name="Heading_20_3" text:outline-level="3">6. <text:span text:style-name="Strong_20_Emphasis">Avaliação</text:span></text:h>
      <text:list text:style-name="L6">
        <text:list-item>
          <text:p text:style-name="P6">Medimos o desempenho usando métricas como:</text:p>
          <text:list>
            <text:list-item>
              <text:p text:style-name="P6">Accuracy</text:p>
            </text:list-item>
            <text:list-item>
              <text:p text:style-name="P6">Matriz de confusão</text:p>
            </text:list-item>
            <text:list-item>
              <text:p text:style-name="P6">Tempo de execução</text:p>
            </text:list-item>
          </text:list>
        </text:list-item>
        <text:list-item>
          <text:p text:style-name="P6"><text:span text:style-name="Strong_20_Emphasis">Comparações que podes fazer:</text:span></text:p>
          <text:list>
            <text:list-item>
              <text:p text:style-name="P6">CNN simples vs. CNN pré-treinada</text:p>
            </text:list-item>
            <text:list-item>
              <text:p text:style-name="P6">Com PCA vs. sem PCA</text:p>
            </text:list-item>
            <text:list-item>
              <text:p text:style-name="P6">CIFAR-10 vs. CIFAR-100</text:p>
            </text:list-item>
          </text:list>
        </text:list-item>
      </text:list>
      <text:p text:style-name="Horizontal_20_Line"/>
      <text:h text:style-name="Heading_20_3" text:outline-level="3">📊 Exemplo de Experimento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Experiência</text:p>
            </table:table-cell>
            <table:table-cell table:style-name="Table1.A1" office:value-type="string">
              <text:p text:style-name="Table_20_Heading">Accuracy</text:p>
            </table:table-cell>
            <table:table-cell table:style-name="Table1.A1" office:value-type="string">
              <text:p text:style-name="Table_20_Heading">Tempo</text:p>
            </table:table-cell>
            <table:table-cell table:style-name="Table1.A1" office:value-type="string">
              <text:p text:style-name="Table_20_Heading">Observações</text:p>
            </table:table-cell>
          </table:table-row>
        </table:table-header-rows>
        <table:table-row>
          <table:table-cell table:style-name="Table1.A1" office:value-type="string">
            <text:p text:style-name="Table_20_Contents">CNN simples + MLP</text:p>
          </table:table-cell>
          <table:table-cell table:style-name="Table1.A1" office:value-type="string">
            <text:p text:style-name="Table_20_Contents">45%</text:p>
          </table:table-cell>
          <table:table-cell table:style-name="Table1.A1" office:value-type="string">
            <text:p text:style-name="Table_20_Contents">Rápido</text:p>
          </table:table-cell>
          <table:table-cell table:style-name="Table1.A1" office:value-type="string">
            <text:p text:style-name="Table_20_Contents">Modelo básico, overfitting comum</text:p>
          </table:table-cell>
        </table:table-row>
        <table:table-row>
          <table:table-cell table:style-name="Table1.A1" office:value-type="string">
            <text:p text:style-name="Table_20_Contents">CNN simples + PCA + MLP</text:p>
          </table:table-cell>
          <table:table-cell table:style-name="Table1.A1" office:value-type="string">
            <text:p text:style-name="Table_20_Contents">42%</text:p>
          </table:table-cell>
          <table:table-cell table:style-name="Table1.A1" office:value-type="string">
            <text:p text:style-name="Table_20_Contents">Rápido</text:p>
          </table:table-cell>
          <table:table-cell table:style-name="Table1.A1" office:value-type="string">
            <text:p text:style-name="Table_20_Contents">PCA acelera, mas perde precisão</text:p>
          </table:table-cell>
        </table:table-row>
        <table:table-row>
          <table:table-cell table:style-name="Table1.A1" office:value-type="string">
            <text:p text:style-name="Table_20_Contents">ResNet (pré-treinado) + MLP</text:p>
          </table:table-cell>
          <table:table-cell table:style-name="Table1.A1" office:value-type="string">
            <text:p text:style-name="Table_20_Contents">80%+</text:p>
          </table:table-cell>
          <table:table-cell table:style-name="Table1.A1" office:value-type="string">
            <text:p text:style-name="Table_20_Contents">Mais lento</text:p>
          </table:table-cell>
          <table:table-cell table:style-name="Table1.A1" office:value-type="string">
            <text:p text:style-name="Table_20_Contents">Melhora muito com menos treino</text:p>
          </table:table-cell>
        </table:table-row>
      </table:table>
      <text:p text:style-name="Horizontal_20_Line"/>
      <text:p text:style-name="Text_20_body">Se quiseres, posso criar um diagrama visual da pipeline para facilitar a apresentação. Queres isso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19:49:42.616322144</meta:creation-date>
    <dc:date>2025-05-10T19:50:26.269685793</dc:date>
    <meta:editing-duration>PT44S</meta:editing-duration>
    <meta:editing-cycles>1</meta:editing-cycles>
    <meta:document-statistic meta:table-count="1" meta:image-count="0" meta:object-count="0" meta:page-count="2" meta:paragraph-count="51" meta:word-count="393" meta:character-count="2361" meta:non-whitespace-character-count="2038"/>
    <meta:generator>LibreOffice/24.2.7.2$Linux_X86_64 LibreOffice_project/420$Build-2</meta:generator>
  </office:meta>
</office:document-meta>
</file>